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Task.handleUpToDateFile( final FileObject srcFile , final FileObject des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Task.setPreserveLastModified(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ask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ask.handleOutOfDateFile( final FileObject srcFile , final FileObject des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yTask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Task.isPreserv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